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20"/>
    <style:style style:name="ce2" style:family="table-cell" style:parent-style-name="Default" style:data-style-name="N4"/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398in" svg:y="1.228in">
            <draw:object draw:notify-on-update-of-ranges="Sheet1.B1:Sheet1.B1 Sheet1.B2:Sheet1.B4 Sheet1.C1:Sheet1.C1 Sheet1.C2:Sheet1.C4 Sheet1.D1:Sheet1.D1 Sheet1.D2:Sheet1.D4 Sheet1.E1:Sheet1.E1 Sheet1.E2:Sheet1.E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335in" svg:x="7.3815in" svg:y="4.8331in">
            <draw:object draw:notify-on-update-of-ranges="Sheet1.B2:Sheet1.B4 Sheet1.F1:Sheet1.F1 Sheet1.F2:Sheet1.F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72in" svg:height="3.5335in" svg:x="0.5638in" svg:y="2.3555in">
            <draw:object draw:notify-on-update-of-ranges="Sheet1.B5:Sheet1.B5 Sheet1.B6:Sheet1.B8 Sheet1.C5:Sheet1.C5 Sheet1.C6:Sheet1.C8 Sheet1.D5:Sheet1.D5 Sheet1.D6:Sheet1.D8 Sheet1.E5:Sheet1.E5 Sheet1.E6:Sheet1.E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76in" svg:height="3.5331in" svg:x="0.5854in" svg:y="5.9in">
            <draw:object draw:notify-on-update-of-ranges="Sheet1.B6:Sheet1.B8 Sheet1.F5:Sheet1.F5 Sheet1.F6:Sheet1.F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76in" svg:height="3.5331in" svg:x="0.4335in" svg:y="10.1in">
            <draw:object draw:notify-on-update-of-ranges="Sheet1.B9:Sheet1.B9 Sheet1.B10:Sheet1.B12 Sheet1.C9:Sheet1.C9 Sheet1.C10:Sheet1.C12 Sheet1.D9:Sheet1.D9 Sheet1.D10:Sheet1.D12 Sheet1.E9:Sheet1.E9 Sheet1.E10:Sheet1.E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76in" svg:height="3.5331in" svg:x="6.7961in" svg:y="10.111in">
            <draw:object draw:notify-on-update-of-ranges="Sheet1.B10:Sheet1.B12 Sheet1.F9:Sheet1.F9 Sheet1.F10:Sheet1.F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table:number-columns-repeated="2"/>
          <table:table-cell table:style-name="Default" office:value-type="string" calcext:value-type="string">
            <text:p>Solução Exata</text:p>
          </table:table-cell>
          <table:table-cell table:style-name="Default" office:value-type="string" calcext:value-type="string">
            <text:p>Simulated A</text:p>
          </table:table-cell>
          <table:table-cell table:style-name="Default" office:value-type="string" calcext:value-type="string">
            <text:p>Controle</text:p>
          </table:table-cell>
          <table:table-cell table:style-name="Default" office:value-type="string" calcext:value-type="string">
            <text:p>Tempo</text:p>
          </table:table-cell>
        </table:table-row>
        <table:table-row table:style-name="ro1">
          <table:table-cell/>
          <table:table-cell office:value-type="string" calcext:value-type="string">
            <text:p>Berlin52(99)</text:p>
          </table:table-cell>
          <table:table-cell office:value-type="float" office:value="7542" calcext:value-type="float">
            <text:p>7542.0</text:p>
          </table:table-cell>
          <table:table-cell office:value-type="float" office:value="14012.65" calcext:value-type="float">
            <text:p>14012.7</text:p>
          </table:table-cell>
          <table:table-cell office:value-type="float" office:value="29948.3" calcext:value-type="float">
            <text:p>29948.3</text:p>
          </table:table-cell>
          <table:table-cell office:value-type="float" office:value="802.6553" calcext:value-type="float">
            <text:p>802.6553</text:p>
          </table:table-cell>
        </table:table-row>
        <table:table-row table:style-name="ro1">
          <table:table-cell/>
          <table:table-cell office:value-type="string" calcext:value-type="string">
            <text:p>Berlin52(90)</text:p>
          </table:table-cell>
          <table:table-cell office:value-type="float" office:value="7542" calcext:value-type="float">
            <text:p>7542.0</text:p>
          </table:table-cell>
          <table:table-cell office:value-type="float" office:value="24959.35" calcext:value-type="float">
            <text:p>24959.4</text:p>
          </table:table-cell>
          <table:table-cell office:value-type="float" office:value="29948.3" calcext:value-type="float">
            <text:p>29948.3</text:p>
          </table:table-cell>
          <table:table-cell office:value-type="float" office:value="67.0061" calcext:value-type="float">
            <text:p>67.0061</text:p>
          </table:table-cell>
        </table:table-row>
        <table:table-row table:style-name="ro1">
          <table:table-cell/>
          <table:table-cell office:value-type="string" calcext:value-type="string">
            <text:p>Berlin52(85)</text:p>
          </table:table-cell>
          <table:table-cell office:value-type="float" office:value="7542" calcext:value-type="float">
            <text:p>7542.0</text:p>
          </table:table-cell>
          <table:table-cell office:value-type="float" office:value="24914.05" calcext:value-type="float">
            <text:p>24914.1</text:p>
          </table:table-cell>
          <table:table-cell office:value-type="float" office:value="29948.3" calcext:value-type="float">
            <text:p>29948.3</text:p>
          </table:table-cell>
          <table:table-cell office:value-type="float" office:value="43.6557" calcext:value-type="float">
            <text:p>43.655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olução Exata</text:p>
          </table:table-cell>
          <table:table-cell table:style-name="Default" office:value-type="string" calcext:value-type="string">
            <text:p>Simulated A</text:p>
          </table:table-cell>
          <table:table-cell table:style-name="Default" office:value-type="string" calcext:value-type="string">
            <text:p>Controle</text:p>
          </table:table-cell>
          <table:table-cell table:style-name="Default" office:value-type="string" calcext:value-type="string">
            <text:p>Tempo</text:p>
          </table:table-cell>
        </table:table-row>
        <table:table-row table:style-name="ro1">
          <table:table-cell/>
          <table:table-cell office:value-type="string" calcext:value-type="string">
            <text:p>Pr76(99) <text:s text:c="3"/></text:p>
          </table:table-cell>
          <table:table-cell table:style-name="ce2" office:value-type="float" office:value="108159" calcext:value-type="float">
            <text:p>108,159.00</text:p>
          </table:table-cell>
          <table:table-cell table:style-name="ce2" office:value-type="float" office:value="301842" calcext:value-type="float">
            <text:p>301,842.00</text:p>
          </table:table-cell>
          <table:table-cell table:style-name="ce2" office:value-type="float" office:value="574570" calcext:value-type="float">
            <text:p>574,570.00</text:p>
          </table:table-cell>
          <table:table-cell office:value-type="float" office:value="803.272" calcext:value-type="float">
            <text:p>803.2720</text:p>
          </table:table-cell>
        </table:table-row>
        <table:table-row table:style-name="ro1">
          <table:table-cell/>
          <table:table-cell office:value-type="string" calcext:value-type="string">
            <text:p>Pr76(90) <text:s text:c="3"/></text:p>
          </table:table-cell>
          <table:table-cell table:style-name="ce2" office:value-type="float" office:value="108159" calcext:value-type="float">
            <text:p>108,159.00</text:p>
          </table:table-cell>
          <table:table-cell table:style-name="ce2" office:value-type="float" office:value="450226" calcext:value-type="float">
            <text:p>450,226.00</text:p>
          </table:table-cell>
          <table:table-cell table:style-name="ce2" office:value-type="float" office:value="574570" calcext:value-type="float">
            <text:p>574,570.00</text:p>
          </table:table-cell>
          <table:table-cell office:value-type="float" office:value="77.075" calcext:value-type="float">
            <text:p>77.0750</text:p>
          </table:table-cell>
        </table:table-row>
        <table:table-row table:style-name="ro1">
          <table:table-cell/>
          <table:table-cell office:value-type="string" calcext:value-type="string">
            <text:p>Pr76(85) <text:s text:c="3"/></text:p>
          </table:table-cell>
          <table:table-cell table:style-name="ce2" office:value-type="float" office:value="108159" calcext:value-type="float">
            <text:p>108,159.00</text:p>
          </table:table-cell>
          <table:table-cell table:style-name="ce2" office:value-type="float" office:value="484230" calcext:value-type="float">
            <text:p>484,230.00</text:p>
          </table:table-cell>
          <table:table-cell table:style-name="ce2" office:value-type="float" office:value="574570" calcext:value-type="float">
            <text:p>574,570.00</text:p>
          </table:table-cell>
          <table:table-cell office:value-type="float" office:value="49.564" calcext:value-type="float">
            <text:p>49.5640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olução Exata</text:p>
          </table:table-cell>
          <table:table-cell table:style-name="Default" office:value-type="string" calcext:value-type="string">
            <text:p>Simulated A</text:p>
          </table:table-cell>
          <table:table-cell table:style-name="Default" office:value-type="string" calcext:value-type="string">
            <text:p>Controle</text:p>
          </table:table-cell>
          <table:table-cell table:style-name="Default" office:value-type="string" calcext:value-type="string">
            <text:p>Tempo</text:p>
          </table:table-cell>
        </table:table-row>
        <table:table-row table:style-name="ro1">
          <table:table-cell/>
          <table:table-cell office:value-type="string" calcext:value-type="string">
            <text:p>Ch150(99) <text:s text:c="2"/></text:p>
          </table:table-cell>
          <table:table-cell office:value-type="float" office:value="6528" calcext:value-type="float">
            <text:p>6528.0</text:p>
          </table:table-cell>
          <table:table-cell office:value-type="float" office:value="29465.6" calcext:value-type="float">
            <text:p>29465.6</text:p>
          </table:table-cell>
          <table:table-cell office:value-type="float" office:value="53864" calcext:value-type="float">
            <text:p>53864.0</text:p>
          </table:table-cell>
          <table:table-cell office:value-type="float" office:value="1188.555" calcext:value-type="float">
            <text:p>1188.5550</text:p>
          </table:table-cell>
        </table:table-row>
        <table:table-row table:style-name="ro1">
          <table:table-cell/>
          <table:table-cell office:value-type="string" calcext:value-type="string">
            <text:p>Ch150(90) <text:s text:c="2"/></text:p>
          </table:table-cell>
          <table:table-cell office:value-type="float" office:value="6528" calcext:value-type="float">
            <text:p>6528.0</text:p>
          </table:table-cell>
          <table:table-cell office:value-type="float" office:value="47130.35" calcext:value-type="float">
            <text:p>47130.4</text:p>
          </table:table-cell>
          <table:table-cell office:value-type="float" office:value="53864" calcext:value-type="float">
            <text:p>53864.0</text:p>
          </table:table-cell>
          <table:table-cell office:value-type="float" office:value="106.929" calcext:value-type="float">
            <text:p>106.9290</text:p>
          </table:table-cell>
        </table:table-row>
        <table:table-row table:style-name="ro1">
          <table:table-cell/>
          <table:table-cell office:value-type="string" calcext:value-type="string">
            <text:p>Ch150(85) <text:s text:c="2"/></text:p>
          </table:table-cell>
          <table:table-cell office:value-type="float" office:value="6528" calcext:value-type="float">
            <text:p>6528.0</text:p>
          </table:table-cell>
          <table:table-cell office:value-type="float" office:value="48718" calcext:value-type="float">
            <text:p>48718.0</text:p>
          </table:table-cell>
          <table:table-cell office:value-type="float" office:value="53864" calcext:value-type="float">
            <text:p>53864.0</text:p>
          </table:table-cell>
          <table:table-cell office:value-type="float" office:value="70.5212" calcext:value-type="float">
            <text:p>70.5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Lellis</meta:initial-creator>
    <meta:creation-date>2015-12-18T12:07:05.739991146</meta:creation-date>
    <dc:date>2015-12-18T12:42:58.988814994</dc:date>
    <dc:creator>Lucas Lellis</dc:creator>
    <meta:editing-duration>PT4M42S</meta:editing-duration>
    <meta:editing-cycles>1</meta:editing-cycles>
    <meta:document-statistic meta:table-count="1" meta:cell-count="57" meta:object-count="6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72cm" svg:y="3.67cm" style:legend-expansion="high" chart:style-name="ch2"/>
        <chart:plot-area chart:style-name="ch3" table:cell-range-address="Sheet1.B1:Sheet1.E4" chart:data-source-has-labels="both" svg:x="0.32cm" svg:y="0.18cm" svg:width="12.232cm" svg:height="8.64cm">
          <chartooo:coordinate-region svg:x="1.855cm" svg:y="0.39cm" svg:width="10.697cm" svg:height="7.761cm"/>
          <chart:axis chart:dimension="x" chart:name="primary-x" chart:style-name="ch4" chartooo:axis-type="auto">
            <chartooo:date-scale/>
            <chart:categories table:cell-range-address="Sheet1.B2:Sheet1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4" chart:label-cell-address="Sheet1.C1:Sheet1.C1" chart:class="chart:bar">
            <chart:data-point chart:repeated="3"/>
          </chart:series>
          <chart:series chart:style-name="ch8" chart:values-cell-range-address="Sheet1.D2:Sheet1.D4" chart:label-cell-address="Sheet1.D1:Sheet1.D1" chart:class="chart:bar">
            <chart:data-point chart:repeated="3"/>
          </chart:series>
          <chart:series chart:style-name="ch9" chart:values-cell-range-address="Sheet1.E2:Sheet1.E4" chart:label-cell-address="Sheet1.E1:Sheet1.E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ção Exata</text:p>
                <draw:g>
                  <svg:desc>Sheet1.C1:Sheet1.C1</svg:desc>
                </draw:g>
              </table:table-cell>
              <table:table-cell office:value-type="string">
                <text:p>Simulated A</text:p>
                <draw:g>
                  <svg:desc>Sheet1.D1:Sheet1.D1</svg:desc>
                </draw:g>
              </table:table-cell>
              <table:table-cell office:value-type="string">
                <text:p>Contro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rlin52(99)</text:p>
                <draw:g>
                  <svg:desc>Sheet1.B2:Sheet1.B4</svg:desc>
                </draw:g>
              </table:table-cell>
              <table:table-cell office:value-type="float" office:value="7542">
                <text:p>7542</text:p>
                <draw:g>
                  <svg:desc>Sheet1.C2:Sheet1.C4</svg:desc>
                </draw:g>
              </table:table-cell>
              <table:table-cell office:value-type="float" office:value="14012.65">
                <text:p>14012.65</text:p>
                <draw:g>
                  <svg:desc>Sheet1.D2:Sheet1.D4</svg:desc>
                </draw:g>
              </table:table-cell>
              <table:table-cell office:value-type="float" office:value="29948.3">
                <text:p>29948.3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Berlin52(90)</text:p>
              </table:table-cell>
              <table:table-cell office:value-type="float" office:value="7542">
                <text:p>7542</text:p>
              </table:table-cell>
              <table:table-cell office:value-type="float" office:value="24959.35">
                <text:p>24959.35</text:p>
              </table:table-cell>
              <table:table-cell office:value-type="float" office:value="29948.3">
                <text:p>29948.3</text:p>
              </table:table-cell>
            </table:table-row>
            <table:table-row>
              <table:table-cell office:value-type="string">
                <text:p>Berlin52(85)</text:p>
              </table:table-cell>
              <table:table-cell office:value-type="float" office:value="7542">
                <text:p>7542</text:p>
              </table:table-cell>
              <table:table-cell office:value-type="float" office:value="24914.05">
                <text:p>24914.05</text:p>
              </table:table-cell>
              <table:table-cell office:value-type="float" office:value="29948.3">
                <text:p>2994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 chart:label-position="botto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76cm" xlink:href=".." xlink:type="simple" chart:class="chart:line" chart:style-name="ch1">
        <chart:legend chart:legend-position="end" svg:x="13.592cm" svg:y="4.178cm" style:legend-expansion="high" chart:style-name="ch2"/>
        <chart:plot-area chart:style-name="ch3" table:cell-range-address="Sheet1.B2:Sheet1.B4 Sheet1.F1:Sheet1.F4" chart:data-source-has-labels="both" svg:x="-0.419cm" svg:y="0.122cm" svg:width="13.719cm" svg:height="8.619cm">
          <chartooo:coordinate-region svg:x="1.311cm" svg:y="0.332cm" svg:width="11.024cm" svg:height="7.74cm"/>
          <chart:axis chart:dimension="x" chart:name="primary-x" chart:style-name="ch4" chartooo:axis-type="auto">
            <chartooo:date-scale/>
            <chart:categories table:cell-range-address="Sheet1.B2:Sheet1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4" chart:label-cell-address="Sheet1.F1:Sheet1.F1" chart:class="chart:line"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rlin52(99)</text:p>
                <draw:g>
                  <svg:desc>Sheet1.B2:Sheet1.B4</svg:desc>
                </draw:g>
              </table:table-cell>
              <table:table-cell office:value-type="float" office:value="802.6553">
                <text:p>802.6553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Berlin52(90)</text:p>
              </table:table-cell>
              <table:table-cell office:value-type="float" office:value="67.0061">
                <text:p>67.0061</text:p>
              </table:table-cell>
            </table:table-row>
            <table:table-row>
              <table:table-cell office:value-type="string">
                <text:p>Berlin52(85)</text:p>
              </table:table-cell>
              <table:table-cell office:value-type="float" office:value="43.6557">
                <text:p>43.6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122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76cm" xlink:href=".." xlink:type="simple" chart:class="chart:bar" chart:style-name="ch1">
        <chart:legend chart:legend-position="end" svg:x="12.868cm" svg:y="3.658cm" style:legend-expansion="high" chart:style-name="ch2"/>
        <chart:plot-area chart:style-name="ch3" table:cell-range-address="Sheet1.B5:Sheet1.E8" chart:data-source-has-labels="both" svg:x="0.319cm" svg:y="0.179cm" svg:width="12.23cm" svg:height="8.618cm">
          <chartooo:coordinate-region svg:x="2.356cm" svg:y="0.389cm" svg:width="10.193cm" svg:height="7.739cm"/>
          <chart:axis chart:dimension="x" chart:name="primary-x" chart:style-name="ch4" chartooo:axis-type="auto">
            <chartooo:date-scale/>
            <chart:categories table:cell-range-address="Sheet1.B6:Sheet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8" chart:label-cell-address="Sheet1.C5:Sheet1.C5" chart:class="chart:bar">
            <chart:data-point chart:repeated="3"/>
          </chart:series>
          <chart:series chart:style-name="ch8" chart:values-cell-range-address="Sheet1.D6:Sheet1.D8" chart:label-cell-address="Sheet1.D5:Sheet1.D5" chart:class="chart:bar">
            <chart:data-point chart:repeated="3"/>
          </chart:series>
          <chart:series chart:style-name="ch9" chart:values-cell-range-address="Sheet1.E6:Sheet1.E8" chart:label-cell-address="Sheet1.E5:Sheet1.E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ção Exata</text:p>
                <draw:g>
                  <svg:desc>Sheet1.C5:Sheet1.C5</svg:desc>
                </draw:g>
              </table:table-cell>
              <table:table-cell office:value-type="string">
                <text:p>Simulated A</text:p>
                <draw:g>
                  <svg:desc>Sheet1.D5:Sheet1.D5</svg:desc>
                </draw:g>
              </table:table-cell>
              <table:table-cell office:value-type="string">
                <text:p>Controle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76(99)    </text:p>
                <draw:g>
                  <svg:desc>Sheet1.B6:Sheet1.B8</svg:desc>
                </draw:g>
              </table:table-cell>
              <table:table-cell office:value-type="float" office:value="108159">
                <text:p>108159</text:p>
                <draw:g>
                  <svg:desc>Sheet1.C6:Sheet1.C8</svg:desc>
                </draw:g>
              </table:table-cell>
              <table:table-cell office:value-type="float" office:value="301842">
                <text:p>301842</text:p>
                <draw:g>
                  <svg:desc>Sheet1.D6:Sheet1.D8</svg:desc>
                </draw:g>
              </table:table-cell>
              <table:table-cell office:value-type="float" office:value="574570">
                <text:p>574570</text:p>
                <draw:g>
                  <svg:desc>Sheet1.E6:Sheet1.E8</svg:desc>
                </draw:g>
              </table:table-cell>
            </table:table-row>
            <table:table-row>
              <table:table-cell office:value-type="string">
                <text:p>Pr76(90)    </text:p>
              </table:table-cell>
              <table:table-cell office:value-type="float" office:value="108159">
                <text:p>108159</text:p>
              </table:table-cell>
              <table:table-cell office:value-type="float" office:value="450226">
                <text:p>450226</text:p>
              </table:table-cell>
              <table:table-cell office:value-type="float" office:value="574570">
                <text:p>574570</text:p>
              </table:table-cell>
            </table:table-row>
            <table:table-row>
              <table:table-cell office:value-type="string">
                <text:p>Pr76(85)    </text:p>
              </table:table-cell>
              <table:table-cell office:value-type="float" office:value="108159">
                <text:p>108159</text:p>
              </table:table-cell>
              <table:table-cell office:value-type="float" office:value="484230">
                <text:p>484230</text:p>
              </table:table-cell>
              <table:table-cell office:value-type="float" office:value="574570">
                <text:p>5745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 chart:label-position="botto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75cm" xlink:href=".." xlink:type="simple" chart:class="chart:line" chart:style-name="ch1">
        <chart:legend chart:legend-position="end" svg:x="13.592cm" svg:y="4.177cm" style:legend-expansion="high" chart:style-name="ch2"/>
        <chart:plot-area chart:style-name="ch3" table:cell-range-address="Sheet1.B6:Sheet1.B8 Sheet1.F5:Sheet1.F8" chart:data-source-has-labels="both" svg:x="0.291cm" svg:y="0.261cm" svg:width="12.953cm" svg:height="8.617cm">
          <chartooo:coordinate-region svg:x="2.021cm" svg:y="0.472cm" svg:width="10.314cm" svg:height="7.737cm"/>
          <chart:axis chart:dimension="x" chart:name="primary-x" chart:style-name="ch4" chartooo:axis-type="auto">
            <chartooo:date-scale/>
            <chart:categories table:cell-range-address="Sheet1.B6:Sheet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6:Sheet1.F8" chart:label-cell-address="Sheet1.F5:Sheet1.F5" chart:class="chart:line"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76(99)    </text:p>
                <draw:g>
                  <svg:desc>Sheet1.B6:Sheet1.B8</svg:desc>
                </draw:g>
              </table:table-cell>
              <table:table-cell office:value-type="float" office:value="803.272">
                <text:p>803.272</text:p>
                <draw:g>
                  <svg:desc>Sheet1.F6:Sheet1.F8</svg:desc>
                </draw:g>
              </table:table-cell>
            </table:table-row>
            <table:table-row>
              <table:table-cell office:value-type="string">
                <text:p>Pr76(90)    </text:p>
              </table:table-cell>
              <table:table-cell office:value-type="float" office:value="77.075">
                <text:p>77.075</text:p>
              </table:table-cell>
            </table:table-row>
            <table:table-row>
              <table:table-cell office:value-type="string">
                <text:p>Pr76(85)    </text:p>
              </table:table-cell>
              <table:table-cell office:value-type="float" office:value="49.564">
                <text:p>49.5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75cm" xlink:href=".." xlink:type="simple" chart:class="chart:bar" chart:style-name="ch1">
        <chart:legend chart:legend-position="end" svg:x="12.869cm" svg:y="3.657cm" style:legend-expansion="high" chart:style-name="ch2"/>
        <chart:plot-area chart:style-name="ch3" table:cell-range-address="Sheet1.B9:Sheet1.E12" chart:data-source-has-labels="both" svg:x="0.319cm" svg:y="0.179cm" svg:width="12.231cm" svg:height="8.617cm">
          <chartooo:coordinate-region svg:x="1.854cm" svg:y="0.389cm" svg:width="10.696cm" svg:height="7.738cm"/>
          <chart:axis chart:dimension="x" chart:name="primary-x" chart:style-name="ch4" chartooo:axis-type="auto">
            <chartooo:date-scale/>
            <chart:categories table:cell-range-address="Sheet1.B10:Sheet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2" chart:label-cell-address="Sheet1.C9:Sheet1.C9" chart:class="chart:bar">
            <chart:data-point chart:repeated="3"/>
          </chart:series>
          <chart:series chart:style-name="ch8" chart:values-cell-range-address="Sheet1.D10:Sheet1.D12" chart:label-cell-address="Sheet1.D9:Sheet1.D9" chart:class="chart:bar">
            <chart:data-point chart:repeated="3"/>
          </chart:series>
          <chart:series chart:style-name="ch9" chart:values-cell-range-address="Sheet1.E10:Sheet1.E12" chart:label-cell-address="Sheet1.E9:Sheet1.E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ção Exata</text:p>
                <draw:g>
                  <svg:desc>Sheet1.C9:Sheet1.C9</svg:desc>
                </draw:g>
              </table:table-cell>
              <table:table-cell office:value-type="string">
                <text:p>Simulated A</text:p>
                <draw:g>
                  <svg:desc>Sheet1.D9:Sheet1.D9</svg:desc>
                </draw:g>
              </table:table-cell>
              <table:table-cell office:value-type="string">
                <text:p>Controle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150(99)   </text:p>
                <draw:g>
                  <svg:desc>Sheet1.B10:Sheet1.B12</svg:desc>
                </draw:g>
              </table:table-cell>
              <table:table-cell office:value-type="float" office:value="6528">
                <text:p>6528</text:p>
                <draw:g>
                  <svg:desc>Sheet1.C10:Sheet1.C12</svg:desc>
                </draw:g>
              </table:table-cell>
              <table:table-cell office:value-type="float" office:value="29465.6">
                <text:p>29465.6</text:p>
                <draw:g>
                  <svg:desc>Sheet1.D10:Sheet1.D12</svg:desc>
                </draw:g>
              </table:table-cell>
              <table:table-cell office:value-type="float" office:value="53864">
                <text:p>53864</text:p>
                <draw:g>
                  <svg:desc>Sheet1.E10:Sheet1.E12</svg:desc>
                </draw:g>
              </table:table-cell>
            </table:table-row>
            <table:table-row>
              <table:table-cell office:value-type="string">
                <text:p>Ch150(90)   </text:p>
              </table:table-cell>
              <table:table-cell office:value-type="float" office:value="6528">
                <text:p>6528</text:p>
              </table:table-cell>
              <table:table-cell office:value-type="float" office:value="47130.35">
                <text:p>47130.35</text:p>
              </table:table-cell>
              <table:table-cell office:value-type="float" office:value="53864">
                <text:p>53864</text:p>
              </table:table-cell>
            </table:table-row>
            <table:table-row>
              <table:table-cell office:value-type="string">
                <text:p>Ch150(85)   </text:p>
              </table:table-cell>
              <table:table-cell office:value-type="float" office:value="6528">
                <text:p>6528</text:p>
              </table:table-cell>
              <table:table-cell office:value-type="float" office:value="48718">
                <text:p>48718</text:p>
              </table:table-cell>
              <table:table-cell office:value-type="float" office:value="53864">
                <text:p>538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right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 chart:label-position="botto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75cm" xlink:href=".." xlink:type="simple" chart:class="chart:line" chart:style-name="ch1">
        <chart:legend chart:legend-position="end" svg:x="13.592cm" svg:y="4.177cm" style:legend-expansion="high" chart:style-name="ch2"/>
        <chart:plot-area chart:style-name="ch3" table:cell-range-address="Sheet1.B10:Sheet1.B12 Sheet1.F9:Sheet1.F12" chart:data-source-has-labels="both" svg:x="0.319cm" svg:y="0.179cm" svg:width="12.954cm" svg:height="8.617cm">
          <chartooo:coordinate-region svg:x="2.245cm" svg:y="0.389cm" svg:width="10.035cm" svg:height="7.738cm"/>
          <chart:axis chart:dimension="x" chart:name="primary-x" chart:style-name="ch4" chartooo:axis-type="auto">
            <chartooo:date-scale/>
            <chart:categories table:cell-range-address="Sheet1.B10:Sheet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10:Sheet1.F12" chart:label-cell-address="Sheet1.F9:Sheet1.F9" chart:class="chart:line"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150(99)   </text:p>
                <draw:g>
                  <svg:desc>Sheet1.B10:Sheet1.B12</svg:desc>
                </draw:g>
              </table:table-cell>
              <table:table-cell office:value-type="float" office:value="1188.555">
                <text:p>1188.555</text:p>
                <draw:g>
                  <svg:desc>Sheet1.F10:Sheet1.F12</svg:desc>
                </draw:g>
              </table:table-cell>
            </table:table-row>
            <table:table-row>
              <table:table-cell office:value-type="string">
                <text:p>Ch150(90)   </text:p>
              </table:table-cell>
              <table:table-cell office:value-type="float" office:value="106.929">
                <text:p>106.929</text:p>
              </table:table-cell>
            </table:table-row>
            <table:table-row>
              <table:table-cell office:value-type="string">
                <text:p>Ch150(85)   </text:p>
              </table:table-cell>
              <table:table-cell office:value-type="float" office:value="70.5212">
                <text:p>70.5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